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F" svg:font-family="" style:font-family-generic="roman"/>
    <style:font-face style:name="DejaVu Serif" svg:font-family="'DejaVu Serif'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text-align="center" style:justify-single-word="false"/>
      <style:text-properties style:font-name="DejaVu Sans1"/>
    </style:style>
    <style:style style:name="P3" style:family="paragraph" style:parent-style-name="Title">
      <style:text-properties style:font-name="DejaVu Sans1"/>
    </style:style>
    <style:style style:name="T1" style:family="text">
      <style:text-properties fo:color="#0000ff" style:font-name="F" fo:font-size="10pt" style:font-name-asian="F" style:font-size-asian="10pt" style:font-name-complex="F" style:font-size-complex="10pt"/>
    </style:style>
    <style:style style:name="T2" style:family="text">
      <style:text-properties fo:color="#000000" style:font-name="F" fo:font-size="10pt" style:font-name-asian="F" style:font-size-asian="10pt" style:font-name-complex="F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vertToDicom</text:p>
      <text:p text:style-name="Title"/>
      <text:p text:style-name="P2">A program to convert image files to DICOM format on OS X</text:p>
      <text:p text:style-name="P2"/>
      <text:p text:style-name="P2"/>
      <text:p text:style-name="P2"/>
      <text:p text:style-name="P2"/>
      <text:p text:style-name="P2">Version 1.0 (beta)</text:p>
      <text:p text:style-name="P2">July 15, 2015</text:p>
      <text:p text:style-name="P2"/>
      <text:h text:style-name="P1" text:outline-level="1">Abstract</text:h>
      <text:p text:style-name="Text_20_body">ConvertToDicom is a program for OS X (10.9 or greater) that reads in a series of image files in many different formats and creates a series in DICOM format. The input files can be in any format supported by the the Insight Toolkit (ITK<text:note text:id="ftn0" text:note-class="footnote"><text:note-citation>1</text:note-citation><text:note-body><text:p text:style-name="Footnote"><text:a xlink:type="simple" xlink:href="http://itk.org/" text:style-name="Internet_20_link" text:visited-style-name="Visited_20_Internet_20_Link">http://itk.org</text:a></text:p></text:note-body></text:note>). Currently ITK version 4.8 is contained within ConvertToDicom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F" svg:font-family="" style:font-family-generic="roman"/>
    <style:font-face style:name="DejaVu Serif" svg:font-family="'DejaVu Serif'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CA" style:letter-kerning="true" style:font-name-asian="Arial Unicode M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line-height-at-least="0.2in" style:page-number="auto"/>
      <style:text-properties fo:font-size="10pt" fo:font-weight="normal"/>
    </style:style>
    <style:style style:name="List" style:family="paragraph" style:parent-style-name="Text_20_body" style:class="list">
      <style:text-properties style:font-name="DejaVu Serif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ohit Hindi1"/>
    </style:style>
    <style:style style:name="Title" style:family="paragraph" style:parent-style-name="Standard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Allman</meta:initial-creator>
    <meta:creation-date>2015-07-10T10:49:00</meta:creation-date>
    <dc:date>2015-07-15T13:47:24</dc:date>
    <dc:creator>Tim Allman</dc:creator>
    <meta:editing-duration>PT47M54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2" meta:paragraph-count="7" meta:word-count="75" meta:character-count="423"/>
  </office:meta>
</office:document-meta>
</file>